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2in"/>
    </style:style>
    <style:style style:name="co4" style:family="table-column">
      <style:table-column-properties fo:break-before="auto" style:column-width="1.6327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multindex data access" table:style-name="ta1">
        <table:shapes>
          <draw:frame draw:z-index="0" draw:style-name="gr1" svg:width="6.3063in" svg:height="3.5402in" svg:x="0.548in" svg:y="1.4161in">
            <draw:object draw:notify-on-update-of-ranges="'multindex data access'.A2:'multindex data access'.A5 'multindex data access'.D2:'multindex data access'.D5 'multindex data access'.B2:'multindex data access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7"/>
        <table:table-row table:style-name="ro1">
          <table:table-cell/>
          <table:table-cell table:style-name="ce2" office:value-type="string">
            <text:p>read</text:p>
          </table:table-cell>
          <table:table-cell table:style-name="ce4" office:value-type="string">
            <text:p>read performance vs ptr %</text:p>
          </table:table-cell>
          <table:table-cell table:style-name="ce2" office:value-type="string">
            <text:p>write</text:p>
          </table:table-cell>
          <table:table-cell table:style-name="ce6" office:value-type="string">
            <text:p>write performance vs ptr %</text:p>
          </table:table-cell>
        </table:table-row>
        <table:table-row table:style-name="ro2">
          <table:table-cell table:style-name="ce1" office:value-type="string">
            <text:p>pointer</text:p>
          </table:table-cell>
          <table:table-cell office:value-type="float" office:value="8804.11">
            <text:p>8804.11</text:p>
          </table:table-cell>
          <table:table-cell table:formula="of:=[.B2]/[.B2]" office:value-type="percentage" office:value="1">
            <text:p>100.00%</text:p>
          </table:table-cell>
          <table:table-cell office:value-type="float" office:value="8609.35">
            <text:p>8609.35</text:p>
          </table:table-cell>
          <table:table-cell table:style-name="ce5" table:formula="of:=[.D2]/[.D2]" office:value-type="percentage" office:value="1">
            <text:p>100.00%</text:p>
          </table:table-cell>
        </table:table-row>
        <table:table-row table:style-name="ro3">
          <table:table-cell table:style-name="ce1" office:value-type="string">
            <text:p>sarray</text:p>
          </table:table-cell>
          <table:table-cell office:value-type="float" office:value="8800.53">
            <text:p>8800.53</text:p>
          </table:table-cell>
          <table:table-cell table:formula="of:=[.B2]/[.B3]" office:value-type="percentage" office:value="1.00040679368174">
            <text:p>100.04%</text:p>
          </table:table-cell>
          <table:table-cell office:value-type="float" office:value="8619.85">
            <text:p>8619.85</text:p>
          </table:table-cell>
          <table:table-cell table:style-name="ce5" table:formula="of:=[.D2]/[.D3]" office:value-type="percentage" office:value="0.998781881355244">
            <text:p>99.88%</text:p>
          </table:table-cell>
        </table:table-row>
        <table:table-row table:style-name="ro3">
          <table:table-cell table:style-name="ce1" office:value-type="string">
            <text:p>darray</text:p>
          </table:table-cell>
          <table:table-cell office:value-type="float" office:value="9299.15">
            <text:p>9299.15</text:p>
          </table:table-cell>
          <table:table-cell table:formula="of:=[.B2]/[.B4]" office:value-type="percentage" office:value="0.946765026911062">
            <text:p>94.68%</text:p>
          </table:table-cell>
          <table:table-cell office:value-type="float" office:value="9296.47">
            <text:p>9296.47</text:p>
          </table:table-cell>
          <table:table-cell table:style-name="ce5" table:formula="of:=[.D2]/[.D4]" office:value-type="percentage" office:value="0.926088074290564">
            <text:p>92.61%</text:p>
          </table:table-cell>
        </table:table-row>
        <table:table-row table:style-name="ro3">
          <table:table-cell table:style-name="ce1" office:value-type="string">
            <text:p>numarray&lt;darray&gt;</text:p>
          </table:table-cell>
          <table:table-cell office:value-type="float" office:value="9226.5">
            <text:p>9226.5</text:p>
          </table:table-cell>
          <table:table-cell table:formula="of:=[.B2]/[.B5]" office:value-type="percentage" office:value="0.954219910041728">
            <text:p>95.42%</text:p>
          </table:table-cell>
          <table:table-cell office:value-type="float" office:value="9226.06">
            <text:p>9226.06</text:p>
          </table:table-cell>
          <table:table-cell table:style-name="ce5" table:formula="of:=[.D2]/[.D5]" office:value-type="percentage" office:value="0.933155648239877">
            <text:p>93.32%</text:p>
          </table:table-cell>
        </table:table-row>
        <table:table-row table:style-name="ro4" table:number-rows-repeated="104857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1-21T22:20:07</meta:creation-date>
    <dc:date>2013-01-21T22:55:03</dc:date>
    <dc:creator>Eugen Wintersberger</dc:creator>
    <meta:editing-duration>PT31M41S</meta:editing-duration>
    <meta:editing-cycles>4</meta:editing-cycles>
    <meta:generator>LibreOffice/3.5$Linux_X86_64 LibreOffice_project/350m1$Build-2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8.993cm" xlink:href=".." xlink:type="simple" chart:class="chart:bar" chart:style-name="ch1">
        <chart:legend chart:legend-position="end" svg:x="14.55cm" svg:y="3.948cm" style:legend-expansion="high" chart:style-name="ch2"/>
        <chart:plot-area chart:style-name="ch3" table:cell-range-address="'multindex data access'.A1:'multindex data access'.B5 'multindex data access'.D1:'multindex data access'.D5" chart:data-source-has-labels="both" svg:x="0.77cm" svg:y="0.672cm" svg:width="13.14cm" svg:height="7.1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884cm" svg:y="0.672cm" svg:width="9.967cm" svg:height="6.5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ultindex data access'.A2:'multindex data access'.A5"/>
          </chart:axis>
          <chart:axis chart:dimension="y" chart:name="primary-y" chart:style-name="ch5">
            <chart:title svg:x="6.158cm" svg:y="8.012cm" chart:style-name="ch6">
              <text:p>access tim (n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'multindex data access'.D2:'multindex data access'.D5" chart:label-cell-address="'multindex data access'.D1:'multindex data access'.D1" chart:class="chart:bar">
            <chart:data-point chart:repeated="4"/>
          </chart:series>
          <chart:series chart:style-name="ch9" chart:values-cell-range-address="'multindex data access'.B2:'multindex data access'.B5" chart:label-cell-address="'multindex data access'.B1:'multindex data access'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multindex data access'.D1:'multindex data access'.D1</svg:desc>
                </draw:g>
              </table:table-cell>
              <table:table-cell office:value-type="string">
                <text:p>read</text:p>
                <draw:g>
                  <svg:desc>'multindex data access'.B1:'multindex data acce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er</text:p>
                <draw:g>
                  <svg:desc>'multindex data access'.A2:'multindex data access'.A5</svg:desc>
                </draw:g>
              </table:table-cell>
              <table:table-cell office:value-type="float" office:value="8609.35">
                <text:p>8609.35</text:p>
                <draw:g>
                  <svg:desc>'multindex data access'.D2:'multindex data access'.D5</svg:desc>
                </draw:g>
              </table:table-cell>
              <table:table-cell office:value-type="float" office:value="8804.11">
                <text:p>8804.11</text:p>
                <draw:g>
                  <svg:desc>'multindex data access'.B2:'multindex data access'.B5</svg:desc>
                </draw:g>
              </table:table-cell>
            </table:table-row>
            <table:table-row>
              <table:table-cell office:value-type="string">
                <text:p>sarray</text:p>
              </table:table-cell>
              <table:table-cell office:value-type="float" office:value="8619.85">
                <text:p>8619.85</text:p>
              </table:table-cell>
              <table:table-cell office:value-type="float" office:value="8800.53">
                <text:p>8800.53</text:p>
              </table:table-cell>
            </table:table-row>
            <table:table-row>
              <table:table-cell office:value-type="string">
                <text:p>darray</text:p>
              </table:table-cell>
              <table:table-cell office:value-type="float" office:value="9296.47">
                <text:p>9296.47</text:p>
              </table:table-cell>
              <table:table-cell office:value-type="float" office:value="9299.15">
                <text:p>9299.15</text:p>
              </table:table-cell>
            </table:table-row>
            <table:table-row>
              <table:table-cell office:value-type="string">
                <text:p>numarray&lt;darray&gt;</text:p>
              </table:table-cell>
              <table:table-cell office:value-type="float" office:value="9226.06">
                <text:p>9226.06</text:p>
              </table:table-cell>
              <table:table-cell office:value-type="float" office:value="9226.5">
                <text:p>92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